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61f" officeooo:paragraph-rsid="001cd61f"/>
    </style:style>
    <style:style style:name="P2" style:family="paragraph" style:parent-style-name="Standard">
      <style:text-properties officeooo:rsid="001d655c" officeooo:paragraph-rsid="001d655c"/>
    </style:style>
    <style:style style:name="P3" style:family="paragraph" style:parent-style-name="Standard">
      <style:text-properties officeooo:rsid="001e1253" officeooo:paragraph-rsid="001e1253"/>
    </style:style>
    <style:style style:name="P4" style:family="paragraph" style:parent-style-name="Standard">
      <style:text-properties officeooo:rsid="001e5a32" officeooo:paragraph-rsid="001e5a32"/>
    </style:style>
    <style:style style:name="P5" style:family="paragraph" style:parent-style-name="Standard">
      <style:text-properties officeooo:rsid="002079da" officeooo:paragraph-rsid="002079da"/>
    </style:style>
    <style:style style:name="P6" style:family="paragraph" style:parent-style-name="Standard">
      <style:text-properties officeooo:rsid="00226a43" officeooo:paragraph-rsid="00226a43"/>
    </style:style>
    <style:style style:name="P7" style:family="paragraph" style:parent-style-name="Standard">
      <style:text-properties officeooo:rsid="00226a43" officeooo:paragraph-rsid="0022f717"/>
    </style:style>
    <style:style style:name="T1" style:family="text">
      <style:text-properties officeooo:rsid="001d655c"/>
    </style:style>
    <style:style style:name="T2" style:family="text">
      <style:text-properties officeooo:rsid="00203924"/>
    </style:style>
    <style:style style:name="T3" style:family="text">
      <style:text-properties officeooo:rsid="00226a43"/>
    </style:style>
    <style:style style:name="T4" style:family="text">
      <style:text-properties officeooo:rsid="0022f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Shield</text:p>
      <text:p text:style-name="P1"/>
      <text:p text:style-name="P1">I spent majority of time writing code and fixing bugs for key insurance features.</text:p>
      <text:p text:style-name="P1">I was individually involved in developing a document rendering system for generating policy forms.</text:p>
      <text:p text:style-name="P1">Initially client used to handle this manually. </text:p>
      <text:p text:style-name="P1"/>
      <text:p text:style-name="P1">Generate document button would pull all the customer informatio<text:span text:style-name="T1">n, bind it to an XML and hit a SOAP web service. The service would return the documents.</text:span></text:p>
      <text:p text:style-name="P1"/>
      <text:p text:style-name="P3">The XML was created using an export utility created in java. The XML had all the information about document type and was sent as Cdata</text:p>
      <text:p text:style-name="P1"/>
      <text:p text:style-name="P2">I was also involved in developing demo applications for potential clients.</text:p>
      <text:p text:style-name="P2"/>
      <text:p text:style-name="P2"/>
      <text:p text:style-name="P2"/>
      <text:p text:style-name="P4">Hi Welcome to San Jose State.</text:p>
      <text:p text:style-name="P4"><text:span text:style-name="T3">My name is </text:span>Dishant. How are you doing today?</text:p>
      <text:p text:style-name="P4"/>
      <text:p text:style-name="P7">I am a Master’s student with major as Software Engineering. I have 4+ years of experience working as a software developer. <text:span text:style-name="T4">I am interested in developing web services , working with cloud technologies, databases</text:span></text:p>
      <text:p text:style-name="P6"/>
      <text:p text:style-name="P6">Well, doing master’s was always on my todo list but I wanted to have some professional experience before getting here. And it actually is helping me. For ex. I had never worked on cloud before but after having that knowledge I could easily relate how I could deploy the application I worked on to the cloud.</text:p>
      <text:p text:style-name="P6"/>
      <text:p text:style-name="P6">In my current semester I am working on MEAN stack. I am developing a replica of Dropbox, a facial expressions game</text:p>
      <text:p text:style-name="P4"/>
      <text:p text:style-name="P4"/>
      <text:p text:style-name="P4">I <text:span text:style-name="T2">hear that you have a Software engineer intern position open for Summer 2018. Can you tell me what skills and characteristics do you look for while hiring an intern.</text:span></text:p>
      <text:p text:style-name="P4"/>
      <text:p text:style-name="P5">What kind of projects does an intern get to work on. Is there any initial training provided to interns?</text:p>
      <text:p text:style-name="P5"/>
      <text:p text:style-name="P5">How is the work culture at Paytm?</text:p>
      <text:p text:style-name="P4">I hear that Paytm is looking for Software engineer intern for Summer 2018. <text:span text:style-name="T2">Can you tel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00:55:39.930020919</meta:creation-date>
    <dc:date>2017-09-27T23:58:51.911163516</dc:date>
    <meta:editing-duration>P2DT2H29M48S</meta:editing-duration>
    <meta:editing-cycles>1</meta:editing-cycles>
    <meta:document-statistic meta:table-count="0" meta:image-count="0" meta:object-count="0" meta:page-count="1" meta:paragraph-count="16" meta:word-count="296" meta:character-count="1688" meta:non-whitespace-character-count="1406"/>
    <meta:generator>LibreOffice/5.3.1.2$Linux_X86_64 LibreOffice_project/30m0$Build-2</meta:generator>
  </office:meta>
</office:document-meta>
</file>